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8ea" officeooo:paragraph-rsid="001868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ce hold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04:44:31.018595591</meta:creation-date>
    <dc:date>2023-11-12T04:45:40.255685955</dc:date>
    <meta:editing-duration>PT1M10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3.7.2$Linux_X86_64 LibreOffice_project/30$Build-2</meta:generator>
  </office:meta>
</office:document-meta>
</file>